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40pt" officeooo:rsid="001eb715" officeooo:paragraph-rsid="001eb715" style:font-size-asian="40pt" style:font-size-complex="40pt"/>
    </style:style>
    <style:style style:name="P2" style:family="paragraph" style:parent-style-name="Standard">
      <style:paragraph-properties fo:text-align="center" style:justify-single-word="false"/>
      <style:text-properties fo:font-size="32pt" officeooo:rsid="001eb715" officeooo:paragraph-rsid="001eb715" style:font-size-asian="32pt" style:font-size-complex="32pt"/>
    </style:style>
    <style:style style:name="P3" style:family="paragraph" style:parent-style-name="Heading_20_1">
      <style:paragraph-properties fo:text-align="center" style:justify-single-word="false"/>
      <style:text-properties fo:font-size="32pt" fo:font-weight="normal" officeooo:rsid="001eb715" officeooo:paragraph-rsid="002dfad2" style:font-size-asian="32pt" style:font-weight-asian="normal" style:font-size-complex="32pt" style:font-weight-complex="normal"/>
    </style:style>
    <style:style style:name="P4" style:family="paragraph" style:parent-style-name="Standard">
      <style:paragraph-properties fo:margin-left="0in" fo:margin-right="0in" fo:text-align="end" style:justify-single-word="false" fo:text-indent="0in" style:auto-text-indent="false"/>
      <style:text-properties fo:font-size="20pt" officeooo:rsid="001eb715" officeooo:paragraph-rsid="001eb715" style:font-size-asian="17.5pt" style:font-size-complex="20pt"/>
    </style:style>
    <style:style style:name="P5" style:family="paragraph" style:parent-style-name="Standard">
      <style:paragraph-properties fo:margin-left="0in" fo:margin-right="0in" fo:line-height="150%" fo:text-align="start" style:justify-single-word="false" fo:text-indent="0in" style:auto-text-indent="false"/>
      <style:text-properties officeooo:paragraph-rsid="0025e6c3"/>
    </style:style>
    <style:style style:name="P6" style:family="paragraph" style:parent-style-name="Standard">
      <style:paragraph-properties fo:margin-left="0in" fo:margin-right="0in" fo:line-height="150%" fo:text-align="start" style:justify-single-word="false" fo:text-indent="0in" style:auto-text-indent="false"/>
      <style:text-properties fo:font-size="12pt" officeooo:rsid="0025e6c3" officeooo:paragraph-rsid="0025e6c3" style:font-size-asian="10.5pt" style:font-size-complex="12pt"/>
    </style:style>
    <style:style style:name="P7" style:family="paragraph" style:parent-style-name="Standard" style:list-style-name="L1">
      <style:paragraph-properties fo:line-height="150%" fo:text-align="start" style:justify-single-word="false"/>
      <style:text-properties fo:font-size="12pt" officeooo:rsid="0025e6c3" officeooo:paragraph-rsid="0025e6c3" style:font-size-asian="10.5pt" style:font-size-complex="12pt"/>
    </style:style>
    <style:style style:name="T1" style:family="text">
      <style:text-properties fo:font-size="12pt" officeooo:rsid="0025e6c3" style:font-size-asian="10.5pt" style:font-size-complex="12pt"/>
    </style:style>
    <style:style style:name="T2" style:family="text">
      <style:text-properties fo:font-size="12pt" officeooo:rsid="002dfad2" style:font-size-asian="10.5pt" style:font-size-complex="12pt"/>
    </style:style>
    <style:style style:name="T3" style:family="text">
      <style:text-properties officeooo:rsid="002f6c9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65in" fo:text-indent="-0.25in" fo:margin-left="2.916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Рецензия на видео</text:p>
      <text:h text:style-name="P3" text:outline-level="1">Версаль:</text:h>
      <text:h text:style-name="P3" text:outline-level="1"><text:span text:style-name="T3">И</text:span>спытания Короля-солнца</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Автор: Нодири Хисравхон</text:p>
      <text:p text:style-name="P4">Группа: P3131</text:p>
      <text:p text:style-name="P4">Поток: ИНТ 4</text:p>
      <text:p text:style-name="P4">Курс обучения: 1</text:p>
      <text:p text:style-name="P6"><text:soft-page-break/><text:tab/>Строительство Версальского дворца началось в 1623 году под руководством короля Людовика XIII. Первоначальный проект дворца был относительно скромным, с небольшим замком и формальными садами. Однако с годами дворец был расширен и превратился в грандиозную, роскошную резиденцию, которая стала центром политической власти во Франции.</text:p>
      <text:p text:style-name="P6"/>
      <text:p text:style-name="P6"><text:tab/>Во время правления Людовика XIV дворец был тщательно отремонтирован и расширен. Людовик XIV, также известный как "Король-солнце", был полон решимости сделать Версаль самым великолепным дворцом в Европе. Он привлек к работе над дворцом лучших архитекторов и мастеров того времени, включая Жюля Хардуэна-Мансара и Андре Ле Нотра.</text:p>
      <text:p text:style-name="P6"/>
      <text:p text:style-name="P6"><text:tab/>Одним из самых известных дополнений к дворцу в этот период стал Зеркальный зал - великолепная галерея, выложенная зеркалами, потолок которой украшали картины самых известных художников того времени. Зал использовался для проведения важных дипломатических мероприятий, таких как подписание Версальского договора, положившего конец Первой мировой войне.</text:p>
      <text:p text:style-name="P6"/>
      <text:p text:style-name="P6"><text:tab/>Сады Версаля также были значительно обновлены во время правления Людовика XIV. Проектирование садов было поручено Андре Ле Нотру, одному из самых известных ландшафтных архитекторов того времени. Он создал ряд формальных садов, фонтанов и скульптур, которые должны были отражать мощь и величие французской монархии.</text:p>
      <text:p text:style-name="P6"/>
      <text:p text:style-name="P6"><text:tab/>Строительство Версаля было дорогостоящим предприятием, и, по оценкам, стоимость строительства дворца составила несколько миллиардов долларов в сегодняшних деньгах. Несмотря на расходы, Людовик XIV считал, что дворец необходим для демонстрации богатства и могущества французской монархии.</text:p>
      <text:p text:style-name="P6"/>
      <text:p text:style-name="P6"><text:tab/>После смерти Людовика XIV дворец продолжал использоваться французскими монархами, но постепенно вышел из употребления. Последним французским монархом, проживавшим в Версале, был Людовик XVI, который был свергнут во время Французской революции в 1789 году. Дворец был захвачен правительством и превращен в музей.</text:p>
      <text:p text:style-name="P6"/>
      <text:p text:style-name="P6"/>
      <text:p text:style-name="P6"/>
      <text:p text:style-name="P6"><text:soft-page-break/></text:p>
      <text:p text:style-name="P6"/>
      <text:p text:style-name="P6"><text:tab/>Версальский дворец - это историческое здание, расположенное в городе Версаль, недалеко от Парижа, Франция. Первоначально он был построен как охотничий домик для короля Людовика XIII в середине 1600-х годов, но позже был расширен и превращен в роскошный дворец его преемником, королем Людовиком XIV. Дворец стал основной резиденцией французской монархии до Французской революции 1789 года, когда король Людовик XVI и его семья были вынуждены покинуть дворец.</text:p>
      <text:p text:style-name="P6"/>
      <text:p text:style-name="P6"><text:tab/>Строительство Версаля было масштабным мероприятием, в котором участвовали тысячи рабочих, и заняло много лет. Дворец был спроектирован архитектором Луи Ле Во и украшен художником Шарлем Ле Брюном. Он известен своим пышным убранством, включая сложные детали из сусального золота, искусные фрески и прекрасные сады.</text:p>
      <text:p text:style-name="P6"/>
      <text:p text:style-name="P6"><text:tab/>Одной из самых ярких особенностей дворца является Зеркальный зал, который был создан для того, чтобы поразить посетителей своим величием. Зал украшен сотнями зеркал, которые отражают свет из окон и создают иллюзию гораздо большего пространства. Это был очень инновационный дизайн для того времени, и он остается популярной достопримечательностью дворца и сегодня.</text:p>
      <text:p text:style-name="P6"/>
      <text:p text:style-name="P6"><text:tab/>Помимо своей архитектурной и художественной красоты, Версальский дворец также имеет важное политическое и историческое значение. Будучи главной резиденцией французской монархии, он на протяжении многих лет был центром политической власти во Франции. Дворец был местом многих важных исторических событий, включая подписание Версальского договора, который официально завершил Первую мировую войну.</text:p>
      <text:p text:style-name="P6"/>
      <text:p text:style-name="P6"><text:tab/>На мой взгляд, Версальский дворец - это действительно выдающееся здание, демонстрирующее величие и роскошь французской монархии. Его красота и историческое значение делают его обязательным местом посещения для всех, кто интересуется европейской историей или архитектурой.</text:p>
      <text:p text:style-name="P6"/>
      <text:p text:style-name="P6"/>
      <text:p text:style-name="P6"/>
      <text:p text:style-name="P6"/>
      <text:p text:style-name="P6"/>
      <text:p text:style-name="P5"><text:soft-page-break/><text:span text:style-name="T1"><text:tab/>Некоторые вопросы, которые </text:span><text:span text:style-name="T2">по моему мнению не были ясно освещены и которые </text:span><text:span text:style-name="T1">следу</text:span><text:span text:style-name="T2">ет</text:span><text:span text:style-name="T1"> рассмотреть </text:span><text:span text:style-name="T2">подробнее</text:span><text:span text:style-name="T1">:</text:span></text:p>
      <text:p text:style-name="P6"/>
      <text:list text:style-name="L1">
        <text:list-item>
          <text:p text:style-name="P7">Как строительство дворца отражало власть и богатство французской монархии?</text:p>
        </text:list-item>
        <text:list-item>
          <text:p text:style-name="P7">Какие политические события происходили во дворце и как они повлияли на ход истории Франции?</text:p>
        </text:list-item>
        <text:list-item>
          <text:p text:style-name="P7">Как дизайн и оформление дворца отражали художественные стили того времени?</text:p>
        </text:list-item>
        <text:list-item>
          <text:p text:style-name="P7">Какую роль сыграл Версальский дворец во Французской революции и окончательном падении французской монархии?</text:p>
        </text:list-item>
      </text:list>
      <text:p text:style-name="P6"/>
      <text:p text:style-name="P6"><text:tab/>В заключение можно сказать, что Версальский дворец - это интересная и важная историческая достопримечательность, сыгравшая значительную роль в истории Франции. Его прекрасная архитектура и убранство делают его обязательным местом посещения для всех, кто интересуется европейской историей и искусством.</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23:15:27.045997007</meta:creation-date>
    <dc:date>2022-12-12T09:02:17.871136127</dc:date>
    <meta:editing-duration>PT10H33M6S</meta:editing-duration>
    <meta:editing-cycles>8</meta:editing-cycles>
    <meta:generator>LibreOffice/7.4.2.3$Linux_X86_64 LibreOffice_project/40$Build-3</meta:generator>
    <meta:document-statistic meta:table-count="0" meta:image-count="0" meta:object-count="0" meta:page-count="4" meta:paragraph-count="24" meta:word-count="611" meta:character-count="4601" meta:non-whitespace-character-count="4005"/>
  </office:meta>
</office:document-meta>
</file>